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font-size="24pt" style:font-size-asian="24pt" style:font-size-complex="24pt"/>
    </style:style>
    <style:style style:name="T3" style:parent-style-name="Policepardéfaut" style:family="text"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T6" style:parent-style-name="Policepardéfaut" style:family="text">
      <style:text-properties fo:font-size="14pt" style:font-size-asian="14pt" style:font-size-complex="14pt" fo:language="en" fo:country="GB"/>
    </style:style>
    <style:style style:name="P7" style:parent-style-name="Normal" style:family="paragraph">
      <style:text-properties fo:font-size="14pt" style:font-size-asian="14pt" style:font-size-complex="14pt" fo:language="en" fo:country="GB"/>
    </style:style>
    <style:style style:name="P8" style:parent-style-name="Normal" style:family="paragraph">
      <style:text-properties fo:font-size="14pt" style:font-size-asian="14pt" style:font-size-complex="14pt" fo:language="en" fo:country="GB"/>
    </style:style>
    <style:style style:name="P9" style:parent-style-name="Normal" style:family="paragraph">
      <style:text-properties fo:font-size="14pt" style:font-size-asian="14pt" style:font-size-complex="14pt" fo:language="en" fo:country="GB"/>
    </style:style>
    <style:style style:name="P10" style:parent-style-name="Normal" style:family="paragraph">
      <style:text-properties fo:font-size="14pt" style:font-size-asian="14pt" style:font-size-complex="14pt" fo:language="en" fo:country="GB"/>
    </style:style>
    <style:style style:name="T11" style:parent-style-name="Policepardéfaut" style:family="text">
      <style:text-properties fo:font-size="14pt" style:font-size-asian="14pt" style:font-size-complex="14pt" fo:language="en" fo:country="GB"/>
    </style:style>
    <style:style style:name="T12" style:parent-style-name="Policepardéfaut" style:family="text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Normal" style:list-style-name="LFO1" style:family="paragraph"/>
    <style:style style:name="T18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size="14pt" style:font-size-asian="14pt" style:font-size-complex="14pt"/>
    </style:style>
    <style:style style:name="T21" style:parent-style-name="Policepardéfaut" style:family="text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T23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T26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T35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fo:font-size="14pt" style:font-size-asian="14pt" style:font-size-complex="14pt"/>
    </style:style>
    <style:style style:name="T37" style:parent-style-name="Policepardéfaut" style:family="text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T39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fo:font-size="14pt" style:font-size-asian="14pt" style:font-size-complex="14pt"/>
    </style:style>
    <style:style style:name="T41" style:parent-style-name="Policepardéfaut" style:family="text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Normal" style:list-style-name="LFO2" style:family="paragraph"/>
    <style:style style:name="T48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T50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fo:font-size="14pt" style:font-size-asian="14pt" style:font-size-complex="14pt"/>
    </style:style>
    <style:style style:name="T52" style:parent-style-name="Policepardéfaut" style:family="text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T54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5" style:parent-style-name="Policepardéfaut" style:family="text">
      <style:text-properties fo:font-size="14pt" style:font-size-asian="14pt" style:font-size-complex="14pt"/>
    </style:style>
    <style:style style:name="T56" style:parent-style-name="Policepardéfaut" style:family="text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T66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7" style:parent-style-name="Policepardéfaut" style:family="text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h text:style-name="P1" text:outline-level="1"><text:span text:style-name="T2"><text:s text:c="23"/></text:span><text:span text:style-name="T3">Discussion avec L’IA</text:span></text:h>
      <text:p text:style-name="Normal"/>
      <text:p text:style-name="P4">Dialogue :<text:s/></text:p>
      <text:p text:style-name="Normal"><text:span text:style-name="T5">IA :</text:span><text:span text:style-name="T6"><text:s text:c="2"/>class OuterClass {</text:span></text:p>
      <text:p text:style-name="P7"><text:s text:c="4"/>private String message = "Hello from Outer Class!";</text:p>
      <text:p text:style-name="P8"/>
      <text:p text:style-name="P9"><text:s text:c="4"/>class InnerClass {</text:p>
      <text:p text:style-name="P10"><text:s text:c="8"/>public void displayMessage() {</text:p>
      <text:p text:style-name="Normal"><text:span text:style-name="T11"><text:s text:c="12"/></text:span><text:span text:style-name="T12">System.out.println(message);</text:span></text:p>
      <text:p text:style-name="P13"><text:s text:c="8"/>}</text:p>
      <text:p text:style-name="P14"><text:s text:c="4"/>}</text:p>
      <text:p text:style-name="P15">}</text:p>
      <text:p text:style-name="P16">Questions :</text:p>
      <text:list text:style-name="LFO1" text:continue-numbering="true">
        <text:list-item>
          <text:p text:style-name="P17"><text:span text:style-name="T18">Que fait la classe interne InnerClass dans cet exemple ?</text:span><text:span text:style-name="T19"><text:s/>A. Elle accède à la variable privée message de la classe externe.</text:span><text:span text:style-name="T20"><text:line-break/>B. Elle ne peut pas accéder aux membres de la classe externe.</text:span><text:span text:style-name="T21"><text:line-break/>C. Elle surcharge une méthode de la classe externe.</text:span></text:p>
        </text:list-item>
      </text:list>
      <text:p text:style-name="P22">Quelle est ta réponse ?</text:p>
      <text:p text:style-name="Normal"><text:span text:style-name="T23">Moi :<text:s/></text:span><text:span text:style-name="T24"><text:s/>réponse A</text:span></text:p>
      <text:p text:style-name="P25"/>
      <text:p text:style-name="Normal"><text:span text:style-name="T26">IA :<text:s/></text:span><text:span text:style-name="T27">C'est exact ! La classe interne `InnerClass` peut accéder à la variable privée `message` de la classe externe.<text:s/></text:span></text:p>
      <text:p text:style-name="P28"/>
      <text:p text:style-name="P29">### Deuxième question :</text:p>
      <text:p text:style-name="P30"/>
      <text:soft-page-break/>
      <text:p text:style-name="P31">2. **Comment pourrais-tu instancier `InnerClass` dans une méthode d'une autre classe ?**</text:p>
      <text:p text:style-name="P32"/>
      <text:p text:style-name="P33">Donne-moi une idée de comment tu ferais ça !</text:p>
      <text:p text:style-name="P34"/>
      <text:p text:style-name="Normal"><text:span text:style-name="T35">Moi :</text:span><text:span text:style-name="T36"><text:s/></text:span><text:span text:style-name="T37">on utilisant le mot Externe</text:span></text:p>
      <text:p text:style-name="P38"/>
      <text:p text:style-name="Normal"><text:span text:style-name="T39">IA :</text:span><text:span text:style-name="T40"><text:s/></text:span><text:span text:style-name="T41">Pas tout à fait, mais tu es sur la bonne voie ! Pour instancier InnerClass, tu dois d'abord créer une instance de OuterClass, puis utiliser cette instance pour créer InnerClass. Voici comment ça se ferait :</text:span><text:s/></text:p>
      <text:p text:style-name="P42">OuterClass outer = new OuterClass();</text:p>
      <text:p text:style-name="P43">OuterClass.InnerClass inner = outer.new InnerClass();</text:p>
      <text:p text:style-name="P44">inner.displayMessage();</text:p>
      <text:p text:style-name="P45"/>
      <text:p text:style-name="P46">Dernière question :</text:p>
      <text:list text:style-name="LFO2" text:continue-numbering="true">
        <text:list-item>
          <text:p text:style-name="P47"><text:span text:style-name="T48">Peux-tu expliquer pourquoi les classes internes sont utiles dans le contexte de la programmation orientée objet ?</text:span></text:p>
        </text:list-item>
      </text:list>
      <text:p text:style-name="P49">Qu'en penses-tu ?</text:p>
      <text:p text:style-name="Normal"><text:span text:style-name="T50">Moi :</text:span><text:span text:style-name="T51"><text:s/></text:span><text:span text:style-name="T52">cela permet que la classe externe soit moins surcharger</text:span></text:p>
      <text:p text:style-name="P53"/>
      <text:p text:style-name="Normal"><text:span text:style-name="T54">IA :</text:span><text:span text:style-name="T55"><text:s/></text:span><text:span text:style-name="T56">C'est une bonne observation ! Les classes internes permettent effectivement de structurer le code de manière plus claire et de réduire l'encombrement dans la classe externe. Voici quelques autres avantages :</text:span></text:p>
      <text:p text:style-name="P57"/>
      <text:p text:style-name="P58">1. **Encapsulation** : Les classes internes peuvent accéder directement aux membres de la classe externe, ce qui favorise une forte encapsulation.</text:p>
      <text:p text:style-name="P59"/>
      <text:soft-page-break/>
      <text:p text:style-name="P60">2. **Organisation** : Elles permettent de regrouper des classes qui sont logiquement liées, facilitant ainsi la maintenance et la compréhension du code.</text:p>
      <text:p text:style-name="P61"/>
      <text:p text:style-name="P62">3. **Fonctionnalité spécifique** : Les classes internes peuvent être utilisées pour créer des implémentations spécifiques qui n'ont pas de sens en dehors de la classe externe.</text:p>
      <text:p text:style-name="P63"/>
      <text:p text:style-name="P64">As-tu des questions supplémentaires sur les classes internes ou sur un autre sujet Java ?</text:p>
      <text:p text:style-name="P65"/>
      <text:p text:style-name="Normal"><text:span text:style-name="T66">Moi :</text:span><text:span text:style-name="T67"><text:s/>Non<text:s/></text:span></text:p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El Azhari <text:s text:c="125"/>27/09/2024</text:p>
        <text:p text:style-name="En-tête">Abdel Wahab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elwahabe876@gmail.com</meta:initial-creator>
    <dc:creator>abdelwahabe876@gmail.com</dc:creator>
    <meta:creation-date>2024-09-27T15:08:00Z</meta:creation-date>
    <dc:date>2024-09-27T15:18:00Z</dc:date>
    <meta:template xlink:href="Normal.dotm" xlink:type="simple"/>
    <meta:editing-cycles>1</meta:editing-cycles>
    <meta:editing-duration>PT600S</meta:editing-duration>
    <meta:document-statistic meta:page-count="3" meta:paragraph-count="4" meta:word-count="339" meta:character-count="2201" meta:row-count="15" meta:non-whitespace-character-count="1866"/>
  </office:meta>
</office:document-meta>
</file>